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820" calcext:value-type="float">
            <text:p>1820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820" calcext:value-type="float">
            <text:p>1820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820" calcext:value-type="float">
            <text:p>1820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820" calcext:value-type="float">
            <text:p>18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820" calcext:value-type="float">
            <text:p>18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820" calcext:value-type="float">
            <text:p>1820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820" calcext:value-type="float">
            <text:p>1820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820" calcext:value-type="float">
            <text:p>1820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820" calcext:value-type="float">
            <text:p>1820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820" calcext:value-type="float">
            <text:p>1820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820" calcext:value-type="float">
            <text:p>1820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820" calcext:value-type="float">
            <text:p>1820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820" calcext:value-type="float">
            <text:p>1820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820" calcext:value-type="float">
            <text:p>1820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820" calcext:value-type="float">
            <text:p>1820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820" calcext:value-type="float">
            <text:p>1820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820" calcext:value-type="float">
            <text:p>1820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820" calcext:value-type="float">
            <text:p>1820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820" calcext:value-type="float">
            <text:p>1820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820" calcext:value-type="float">
            <text:p>1820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820" calcext:value-type="float">
            <text:p>1820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820" calcext:value-type="float">
            <text:p>1820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820" calcext:value-type="float">
            <text:p>1820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820" calcext:value-type="float">
            <text:p>1820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820" calcext:value-type="float">
            <text:p>1820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820" calcext:value-type="float">
            <text:p>1820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820" calcext:value-type="float">
            <text:p>1820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820" calcext:value-type="float">
            <text:p>1820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820" calcext:value-type="float">
            <text:p>1820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820" calcext:value-type="float">
            <text:p>1820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820" calcext:value-type="float">
            <text:p>1820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820" calcext:value-type="float">
            <text:p>1820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820" calcext:value-type="float">
            <text:p>1820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820" calcext:value-type="float">
            <text:p>1820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820" calcext:value-type="float">
            <text:p>1820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820" calcext:value-type="float">
            <text:p>1820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820" calcext:value-type="float">
            <text:p>1820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820" calcext:value-type="float">
            <text:p>1820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820" calcext:value-type="float">
            <text:p>1820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820" calcext:value-type="float">
            <text:p>1820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820" calcext:value-type="float">
            <text:p>1820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820" calcext:value-type="float">
            <text:p>1820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820" calcext:value-type="float">
            <text:p>1820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820" calcext:value-type="float">
            <text:p>1820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820" calcext:value-type="float">
            <text:p>1820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820" calcext:value-type="float">
            <text:p>1820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820" calcext:value-type="float">
            <text:p>1820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820" calcext:value-type="float">
            <text:p>1820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820" calcext:value-type="float">
            <text:p>1820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820" calcext:value-type="float">
            <text:p>1820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820" calcext:value-type="float">
            <text:p>1820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820" calcext:value-type="float">
            <text:p>1820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820" calcext:value-type="float">
            <text:p>1820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820" calcext:value-type="float">
            <text:p>1820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820" calcext:value-type="float">
            <text:p>1820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820" calcext:value-type="float">
            <text:p>1820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820" calcext:value-type="float">
            <text:p>1820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820" calcext:value-type="float">
            <text:p>1820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820" calcext:value-type="float">
            <text:p>1820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820" calcext:value-type="float">
            <text:p>1820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820" calcext:value-type="float">
            <text:p>1820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820" calcext:value-type="float">
            <text:p>1820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820" calcext:value-type="float">
            <text:p>1820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820" calcext:value-type="float">
            <text:p>1820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820" calcext:value-type="float">
            <text:p>1820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820" calcext:value-type="float">
            <text:p>1820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820" calcext:value-type="float">
            <text:p>1820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820" calcext:value-type="float">
            <text:p>1820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820" calcext:value-type="float">
            <text:p>1820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820" calcext:value-type="float">
            <text:p>1820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820" calcext:value-type="float">
            <text:p>1820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820" calcext:value-type="float">
            <text:p>1820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820" calcext:value-type="float">
            <text:p>1820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820" calcext:value-type="float">
            <text:p>1820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820" calcext:value-type="float">
            <text:p>1820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820" calcext:value-type="float">
            <text:p>1820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820" calcext:value-type="float">
            <text:p>1820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820" calcext:value-type="float">
            <text:p>1820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820" calcext:value-type="float">
            <text:p>1820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820" calcext:value-type="float">
            <text:p>1820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820" calcext:value-type="float">
            <text:p>1820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820" calcext:value-type="float">
            <text:p>1820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820" calcext:value-type="float">
            <text:p>1820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820" calcext:value-type="float">
            <text:p>1820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820" calcext:value-type="float">
            <text:p>1820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820" calcext:value-type="float">
            <text:p>1820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820" calcext:value-type="float">
            <text:p>1820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820" calcext:value-type="float">
            <text:p>1820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820" calcext:value-type="float">
            <text:p>1820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820" calcext:value-type="float">
            <text:p>1820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820" calcext:value-type="float">
            <text:p>1820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820" calcext:value-type="float">
            <text:p>1820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820" calcext:value-type="float">
            <text:p>1820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820" calcext:value-type="float">
            <text:p>1820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820" calcext:value-type="float">
            <text:p>1820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820" calcext:value-type="float">
            <text:p>1820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820" calcext:value-type="float">
            <text:p>1820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820" calcext:value-type="float">
            <text:p>1820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820" calcext:value-type="float">
            <text:p>1820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820" calcext:value-type="float">
            <text:p>1820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820" calcext:value-type="float">
            <text:p>1820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820" calcext:value-type="float">
            <text:p>1820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820" calcext:value-type="float">
            <text:p>1820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820" calcext:value-type="float">
            <text:p>1820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820" calcext:value-type="float">
            <text:p>1820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820" calcext:value-type="float">
            <text:p>1820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820" calcext:value-type="float">
            <text:p>1820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820" calcext:value-type="float">
            <text:p>1820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820" calcext:value-type="float">
            <text:p>1820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820" calcext:value-type="float">
            <text:p>1820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820" calcext:value-type="float">
            <text:p>1820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820" calcext:value-type="float">
            <text:p>1820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820" calcext:value-type="float">
            <text:p>1820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820" calcext:value-type="float">
            <text:p>1820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820" calcext:value-type="float">
            <text:p>1820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820" calcext:value-type="float">
            <text:p>1820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820" calcext:value-type="float">
            <text:p>1820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820" calcext:value-type="float">
            <text:p>1820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820" calcext:value-type="float">
            <text:p>1820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820" calcext:value-type="float">
            <text:p>1820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820" calcext:value-type="float">
            <text:p>1820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820" calcext:value-type="float">
            <text:p>1820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820" calcext:value-type="float">
            <text:p>1820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820" calcext:value-type="float">
            <text:p>1820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820" calcext:value-type="float">
            <text:p>1820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820" calcext:value-type="float">
            <text:p>1820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820" calcext:value-type="float">
            <text:p>1820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820" calcext:value-type="float">
            <text:p>1820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820" calcext:value-type="float">
            <text:p>1820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820" calcext:value-type="float">
            <text:p>1820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820" calcext:value-type="float">
            <text:p>1820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820" calcext:value-type="float">
            <text:p>1820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820" calcext:value-type="float">
            <text:p>1820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820" calcext:value-type="float">
            <text:p>1820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820" calcext:value-type="float">
            <text:p>1820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820" calcext:value-type="float">
            <text:p>1820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820" calcext:value-type="float">
            <text:p>1820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820" calcext:value-type="float">
            <text:p>1820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820" calcext:value-type="float">
            <text:p>1820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820" calcext:value-type="float">
            <text:p>1820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820" calcext:value-type="float">
            <text:p>1820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820" calcext:value-type="float">
            <text:p>1820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820" calcext:value-type="float">
            <text:p>1820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820" calcext:value-type="float">
            <text:p>1820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820" calcext:value-type="float">
            <text:p>1820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820" calcext:value-type="float">
            <text:p>1820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820" calcext:value-type="float">
            <text:p>1820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820" calcext:value-type="float">
            <text:p>1820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820" calcext:value-type="float">
            <text:p>1820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820" calcext:value-type="float">
            <text:p>1820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820" calcext:value-type="float">
            <text:p>1820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820" calcext:value-type="float">
            <text:p>1820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820" calcext:value-type="float">
            <text:p>1820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820" calcext:value-type="float">
            <text:p>1820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820" calcext:value-type="float">
            <text:p>1820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820" calcext:value-type="float">
            <text:p>1820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820" calcext:value-type="float">
            <text:p>1820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820" calcext:value-type="float">
            <text:p>1820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820" calcext:value-type="float">
            <text:p>1820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820" calcext:value-type="float">
            <text:p>1820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820" calcext:value-type="float">
            <text:p>1820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820" calcext:value-type="float">
            <text:p>1820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820" calcext:value-type="float">
            <text:p>1820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820" calcext:value-type="float">
            <text:p>1820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820" calcext:value-type="float">
            <text:p>1820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820" calcext:value-type="float">
            <text:p>1820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820" calcext:value-type="float">
            <text:p>1820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820" calcext:value-type="float">
            <text:p>1820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820" calcext:value-type="float">
            <text:p>1820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820" calcext:value-type="float">
            <text:p>1820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820" calcext:value-type="float">
            <text:p>1820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820" calcext:value-type="float">
            <text:p>1820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820" calcext:value-type="float">
            <text:p>1820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820" calcext:value-type="float">
            <text:p>1820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820" calcext:value-type="float">
            <text:p>1820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820" calcext:value-type="float">
            <text:p>1820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07:22:18.022890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8T07:22:27.169308509</dc:date>
    <dc:creator>Spencer Hatch</dc:creator>
    <meta:editing-duration>PT16H5M6S</meta:editing-duration>
    <meta:editing-cycles>21</meta:editing-cycles>
    <meta:document-statistic meta:table-count="1" meta:cell-count="789" meta:object-count="0"/>
  </office:meta>
</office:document-meta>
</file>